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position="super 58%" style:font-name="Times New Roman"/>
    </style:style>
    <style:style style:name="T5" style:family="text">
      <style:text-properties style:text-position="0% 100%" style:font-name="Times New Roman"/>
    </style:style>
    <style:style style:name="T6" style:family="text">
      <style:text-properties style:text-position="0% 100%"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. Sch<text:span text:style-name="T2">ö</text:span><text:span text:style-name="T3">ney</text:span>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, 1897</text:p>
      <text:p text:style-name="P5">Month<text:tab/><text:tab/><text:tab/><text:tab/><text:tab/><text:tab/>November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72 EAST 104TH STREET/</text:p>
      <text:p text:style-name="P2">L. SCH<text:span text:style-name="T2">Ö</text:span><text:span text:style-name="T3">NEY, M.D./</text:span></text:p>
      <text:p text:style-name="P2"><text:span text:style-name="T3">OFFICE HOURS/</text:span></text:p>
      <text:p text:style-name="P2"><text:span text:style-name="T3">8 TO 10 A. M./</text:span></text:p>
      <text:p text:style-name="P2"><text:span text:style-name="T3">5 TO 7 P. M./</text:span></text:p>
      <text:p text:style-name="P2"><text:span text:style-name="T3">SUNDAY/</text:span></text:p>
      <text:p text:style-name="P2"><text:span text:style-name="T3">8 TO 11 A. M./</text:span></text:p>
      <text:p text:style-name="P3"><text:span text:style-name="T3">New York Nov 1</text:span><text:span text:style-name="T4">st</text:span><text:span text:style-name="T5"> 1897/</text:span></text:p>
      <text:p text:style-name="P2"><text:span text:style-name="T5">Rev. Dr S. Morais/ Philadia Pa/</text:span></text:p>
      <text:p text:style-name="P2"><text:span text:style-name="T5">Dear Sir,/</text:span></text:p>
      <text:p text:style-name="P2"><text:span text:style-name="T5"><text:tab/>I feel duty bound to thank you for your/ favor in signing the document forwarded to you/ by Mr. Osorio./</text:span></text:p>
      <text:p text:style-name="P2"><text:span text:style-name="T5"><text:tab/>Permit me, dear sir, at this occasion to/ express my highest reverence for you &amp; your/ family, of whose welfare I learn with great/ interest from time to time through our mutual/ friend Mr S. Osorio, </text:span><text:soft-page-break/><text:span text:style-name="T5">who shares with myself/ the highest appreciation of your work as the/ nestor of the enlightened orthodoxy in America./ <text:s/>Your presiding function at the Rabinical[sic!]/ seminary always enhances the dignity of that insti-/tution, and positively influences the upholding of the/ standard of the conservative school, so important/ for the vocation of those students in their future work./ <text:s/></text:span></text:p>
      <text:p text:style-name="P2"><text:span text:style-name="T5"><text:tab/>Being only a practicioner[sic!] in medicine I can/ but admire your efforts--but in spirit and sentiment/ I am like our friend Osorio a staunch and proud/ adherer to the old flag. <text:s/>Yet Mr Osorio still resists/ the temptations and has preserved--by innate principles/ the immunity against the infections germs of modern/ reforms, so destructive to our old faith. <text:s/>He is/ your faithful pupil, and earns the highest respect/ among all who know him well./</text:span></text:p>
      <text:p text:style-name="P2"><text:span text:style-name="T5"><text:tab/>May your work always be crowned with success/ and may you live to see the maturing fruit/ on the tree of your life/ with reverence/ your grateful/ L Sch</text:span><text:span text:style-name="T6">ö</text:span><text:span text:style-name="T5">ne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11:48.59</meta:creation-date>
    <meta:document-statistic meta:table-count="0" meta:image-count="0" meta:object-count="0" meta:page-count="3" meta:paragraph-count="74" meta:word-count="420" meta:character-count="2729"/>
    <dc:date>2012-01-11T15:27:03.03</dc:date>
    <dc:creator>Penn Libraries</dc:creator>
    <meta:editing-duration>PT00H15M14S</meta:editing-duration>
    <meta:editing-cycles>1</meta:editing-cycles>
    <meta:generator>OpenOffice.org/3.2$Win32 OpenOffice.org_project/320m12$Build-9483</meta:generator>
  </office:meta>
</office:document-meta>
</file>